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e8c2" officeooo:paragraph-rsid="001be8c2"/>
    </style:style>
    <style:style style:name="P2" style:family="paragraph" style:parent-style-name="Standard">
      <style:text-properties officeooo:rsid="0023c790" officeooo:paragraph-rsid="0023c790"/>
    </style:style>
    <style:style style:name="P3" style:family="paragraph" style:parent-style-name="Standard">
      <style:text-properties fo:color="#000000" officeooo:rsid="0023c790" officeooo:paragraph-rsid="0023c790"/>
    </style:style>
    <style:style style:name="P4" style:family="paragraph" style:parent-style-name="Standard">
      <style:text-properties fo:color="#000000" officeooo:rsid="0023d431" officeooo:paragraph-rsid="0023d431"/>
    </style:style>
    <style:style style:name="P5" style:family="paragraph" style:parent-style-name="Standard">
      <style:text-properties fo:color="#000000" officeooo:rsid="0023fbb6" officeooo:paragraph-rsid="0023fbb6"/>
    </style:style>
    <style:style style:name="P6" style:family="paragraph" style:parent-style-name="Standard">
      <style:text-properties fo:color="#000000" officeooo:rsid="0025a6dd" officeooo:paragraph-rsid="0025a6dd"/>
    </style:style>
    <style:style style:name="T1" style:family="text">
      <style:text-properties fo:color="#000000"/>
    </style:style>
    <style:style style:name="T2" style:family="text">
      <style:text-properties fo:color="#000000" officeooo:rsid="0023d4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Halloween storm, poner ejemplos, </text:span><text:span text:style-name="T2">citar al texto, porque esta tormenta</text:span></text:p>
      <text:p text:style-name="P3">Fichero ti, sampling 30s</text:p>
      <text:p text:style-name="P3">formato</text:p>
      <text:p text:style-name="P2"><text:span text:style-name="T1">explicar que vamos a hacer – </text:span><text:span text:style-name="T2">IPPs, </text:span><text:span text:style-name="T1">hill climbing y buscar si una vez en un pico, hay relacion lineal entre VTEC I coseno. En lugar de eso, subir mirando</text:span></text:p>
      <text:p text:style-name="P3"><text:s/></text:p>
      <text:p text:style-name="P4">primer paso, ver datos de un IPP</text:p>
      <text:p text:style-name="P3">Awk prepocesado de datos</text:p>
      <text:p text:style-name="P3">fortran</text:p>
      <text:p text:style-name="P3">gnu plot para empezar a ver</text:p>
      <text:p text:style-name="P3"/>
      <text:p text:style-name="P3"/>
      <text:p text:style-name="P3"/>
      <text:p text:style-name="P3"/>
      <text:p text:style-name="P3"/>
      <text:p text:style-name="P3"/>
      <text:p text:style-name="P5">Try algorithm knowing the location of the source, sun. Show first distribution of VTEC thtough the day (vill), then for the specific moment in time</text:p>
      <text:p text:style-name="P5"/>
      <text:p text:style-name="P6">After that, talk about proposals for the main algorithm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21:33:00.578079731</meta:creation-date>
    <dc:date>2019-03-15T20:14:03.461285348</dc:date>
    <meta:editing-duration>PT24M38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96" meta:character-count="545" meta:non-whitespace-character-count="457"/>
  </office:meta>
</office:document-meta>
</file>